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184cm" style:rel-column-width="3505*"/>
    </style:style>
    <style:style style:name="Таблица1.B" style:family="table-column">
      <style:table-column-properties style:column-width="2.163cm" style:rel-column-width="122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263cm" fo:margin-top="0cm" fo:margin-bottom="0cm" table:align="center" style:writing-mode="page"/>
    </style:style>
    <style:style style:name="Таблица2.A" style:family="table-column">
      <style:table-column-properties style:column-width="3.381cm"/>
    </style:style>
    <style:style style:name="Таблица2.B" style:family="table-column">
      <style:table-column-properties style:column-width="1.998cm"/>
    </style:style>
    <style:style style:name="Таблица2.C" style:family="table-column">
      <style:table-column-properties style:column-width="1.752cm"/>
    </style:style>
    <style:style style:name="Таблица2.D" style:family="table-column">
      <style:table-column-properties style:column-width="2.002cm"/>
    </style:style>
    <style:style style:name="Таблица2.E" style:family="table-column">
      <style:table-column-properties style:column-width="2.058cm"/>
    </style:style>
    <style:style style:name="Таблица2.F" style:family="table-column">
      <style:table-column-properties style:column-width="1.503cm"/>
    </style:style>
    <style:style style:name="Таблица2.G" style:family="table-column">
      <style:table-column-properties style:column-width="2.584cm"/>
    </style:style>
    <style:style style:name="Таблица2.H" style:family="table-column">
      <style:table-column-properties style:column-width="1.98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75pt solid #000000"/>
    </style:style>
    <style:style style:name="Таблица3" style:family="table">
      <style:table-properties style:width="16.88cm" fo:margin-left="-0.191cm" fo:margin-top="0cm" fo:margin-bottom="0cm" table:align="left" style:writing-mode="page"/>
    </style:style>
    <style:style style:name="Таблица3.A" style:family="table-column">
      <style:table-column-properties style:column-width="8.44cm"/>
    </style:style>
    <style:style style:name="Таблица3.B" style:family="table-column">
      <style:table-column-properties style:column-width="2.813cm"/>
    </style:style>
    <style:style style:name="Таблица3.C" style:family="table-column">
      <style:table-column-properties style:column-width="2.812cm"/>
    </style:style>
    <style:style style:name="Таблица3.D" style:family="table-column">
      <style:table-column-properties style:column-width="2.81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04a8b9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9bb41" officeooo:paragraph-rsid="0004a8b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4a8b9" officeooo:paragraph-rsid="0004a8b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4a8b9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04a8b9" officeooo:paragraph-rsid="0004a8b9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04a8b9" officeooo:paragraph-rsid="0004a8b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a8b9" officeooo:paragraph-rsid="0004a8b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6a7f4" officeooo:paragraph-rsid="0006a7f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06a7f4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06a7f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paragraph-rsid="0006a7f4" style:font-size-asian="14pt" style:font-size-complex="14pt"/>
    </style:style>
    <style:style style:name="P15" style:family="paragraph" style:parent-style-name="Standard">
      <style:text-properties style:font-name="Times New Roman" fo:font-size="14pt" fo:font-weight="bold" officeooo:paragraph-rsid="0006a7f4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>
        <style:tab-stops>
          <style:tab-stop style:position="0.833cm"/>
          <style:tab-stop style:position="1.215cm" style:type="center"/>
        </style:tab-stops>
      </style:paragraph-properties>
      <style:text-properties style:font-name="Times New Roman" fo:font-size="14pt" officeooo:paragraph-rsid="0006a7f4" style:font-size-asian="14pt" style:font-size-complex="14pt"/>
    </style:style>
    <style:style style:name="T1" style:family="text">
      <style:text-properties officeooo:rsid="0004a8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f422e"/>
    </style:style>
    <style:style style:name="T5" style:family="text">
      <style:text-properties fo:font-weight="bold" officeooo:rsid="0004a8b9" style:font-weight-asian="bold" style:font-weight-complex="bold"/>
    </style:style>
    <style:style style:name="T6" style:family="text">
      <style:text-properties style:font-name-complex="Times New Roman1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fo:font-weight="bold" style:font-weight-asian="bold" style:font-name-complex="Times New Roman1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fo:font-style="italic" style:font-style-asian="italic" style:font-name-complex="Times New Roman1"/>
    </style:style>
    <style:style style:name="T1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2" style:family="text">
      <style:text-properties fo:language="en" fo:country="US" style:font-name-complex="Times New Roman1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4" style:family="text">
      <style:text-properties style:text-position="sub 58%" style:font-name-complex="Times New Roman1"/>
    </style:style>
    <style:style style:name="T15" style:family="text">
      <style:text-properties style:font-name="Times New Roman" fo:font-size="12pt" style:font-size-asian="12pt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ИУ «МЭИ»</text:p>
      <text:p text:style-name="P1">Кафедра «Инженерной экологии и охраны труда»</text:p>
      <text:p text:style-name="P1">Безопасность жизнедеятельност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<text:span text:style-name="T1">9</text:span></text:p>
      <text:p text:style-name="P1" loext:marker-style-name="T2">«ОЦЕНКА ЭФФЕКТИВНОСТИ ПРОИЗВОДСТВЕННОГО</text:p>
      <text:p text:style-name="P1" loext:marker-style-name="T2"><text:span text:style-name="T3">ОСВЕЩЕНИЯ</text:span><text:span text:style-name="T2">»</text:span></text:p>
      <text:p text:style-name="P1"/>
      <text:p text:style-name="P1"/>
      <text:p text:style-name="P1"/>
      <text:p text:style-name="P1">Группа: <text:span text:style-name="T4">Сэ-12-21</text:span></text:p>
      <text:p text:style-name="P1">Бригада: <text:span text:style-name="T1">4</text:span></text:p>
      <text:p text:style-name="P1"><text:span text:style-name="T4">Переверзев М.И.</text:span></text:p>
      <text:p text:style-name="P1">ФИО преподавателя: <text:span text:style-name="T4">Забелин М.А.</text:span></text:p>
      <text:p text:style-name="P1">Дата выполнени<text:span text:style-name="T4">я</text:span>: <text:span text:style-name="T1">25</text:span><text:span text:style-name="T4">.1</text:span><text:span text:style-name="T1">1</text:span><text:span text:style-name="T4">.20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Москва, 202<text:span text:style-name="T1">4</text:span><text:span text:style-name="T5"/></text:p>
      <text:p text:style-name="P3"><text:soft-page-break/>Ход работы:</text:p>
      <text:p text:style-name="P4"><text:span text:style-name="T1">1. </text:span>Результаты измерений освещенности Евн при естественном и искусственном</text:p>
      <text:p text:style-name="P5">освещении, а также расчетное значение КЕО (е).</text:p>
      <table:table table:name="Таблица1" table:style-name="Таблица1">
        <table:table-column table:style-name="Таблица1.A"/>
        <table:table-column table:style-name="Таблица1.B" table:number-columns-repeated="5"/>
        <table:table-row>
          <table:table-cell table:style-name="Таблица1.A1" table:number-rows-spanned="2" office:value-type="string">
            <text:p text:style-name="P6">Освещенность</text:p>
          </table:table-cell>
          <table:table-cell table:style-name="Таблица1.B1" table:number-columns-spanned="5" office:value-type="string">
            <text:p text:style-name="P7">Расстояние от окна, м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6">1</text:p>
          </table:table-cell>
          <table:table-cell table:style-name="Таблица1.B2" office:value-type="string">
            <text:p text:style-name="P6">2</text:p>
          </table:table-cell>
          <table:table-cell table:style-name="Таблица1.B2" office:value-type="string">
            <text:p text:style-name="P6">3</text:p>
          </table:table-cell>
          <table:table-cell table:style-name="Таблица1.B2" office:value-type="string">
            <text:p text:style-name="P6">4</text:p>
          </table:table-cell>
          <table:table-cell table:style-name="Таблица1.F2" office:value-type="string">
            <text:p text:style-name="P6">5</text:p>
          </table:table-cell>
        </table:table-row>
        <table:table-row>
          <table:table-cell table:style-name="Таблица1.B2" office:value-type="string">
            <text:p text:style-name="P8">Евн, лк (при естественном освещении)</text:p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F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8">Евн, лк (при искусственном освещении)</text:p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F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8">КЕО (е), %</text:p>
            <text:p text:style-name="P8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F2" office:value-type="string">
            <text:p text:style-name="P9"/>
          </table:table-cell>
        </table:table-row>
      </table:table>
      <text:p text:style-name="P10"/>
      <text:p text:style-name="P10">Значение наружной освещенности Енар=20000 лк</text:p>
      <text:p text:style-name="P3"/>
      <text:p text:style-name="P11">2.<text:span text:style-name="T6">Результаты нормирования осветительных условий для задан­ных зрительных работ.</text:span></text:p>
      <text:p text:style-name="P12" loext:marker-style-name="T7"><text:span text:style-name="T8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13" loext:marker-style-name="T9"><text:span text:style-name="T6">Наименование нормируемой операции или работы</text:span></text:p>
          </table:table-cell>
          <table:table-cell table:style-name="Таблица2.A1" office:value-type="string">
            <text:p text:style-name="P13" loext:marker-style-name="T9"><text:span text:style-name="T6">Наименьший размер объекта различения, мм</text:span></text:p>
          </table:table-cell>
          <table:table-cell table:style-name="Таблица2.A1" office:value-type="string">
            <text:p text:style-name="P13" loext:marker-style-name="T9"><text:span text:style-name="T6">Разряд зрительной работы</text:span></text:p>
          </table:table-cell>
          <table:table-cell table:style-name="Таблица2.A1" office:value-type="string">
            <text:p text:style-name="P13" loext:marker-style-name="T9"><text:span text:style-name="T6">Контраст объекта с фоном</text:span></text:p>
          </table:table-cell>
          <table:table-cell table:style-name="Таблица2.A1" office:value-type="string">
            <text:p text:style-name="P13" loext:marker-style-name="T9"><text:span text:style-name="T6">Характеристика фона</text:span></text:p>
          </table:table-cell>
          <table:table-cell table:style-name="Таблица2.A1" office:value-type="string">
            <text:p text:style-name="P13" loext:marker-style-name="T9"><text:span text:style-name="T6">Подразряд зрительной работы</text:span></text:p>
          </table:table-cell>
          <table:table-cell table:style-name="Таблица2.A1" office:value-type="string">
            <text:p text:style-name="P13" loext:marker-style-name="T9"><text:span text:style-name="T6">Нормированные значения искусственного освещения</text:span></text:p>
          </table:table-cell>
          <table:table-cell table:style-name="Таблица2.A1" office:value-type="string">
            <text:p text:style-name="P13" loext:marker-style-name="T9"><text:span text:style-name="T6">Нормированные значения КЕО (</text:span><text:span text:style-name="T10">е</text:span><text:span text:style-name="T6">), %</text:span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9"><text:span text:style-name="T6"/></text:p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11"><text:span text:style-name="T12"/></text:p>
          </table:table-cell>
          <table:table-cell table:style-name="Таблица2.A1" office:value-type="string">
            <text:p text:style-name="P13" loext:marker-style-name="T11"><text:span text:style-name="T12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4" loext:marker-style-name="T9"><text:span text:style-name="T6"/></text:p>
          </table:table-cell>
          <table:table-cell table:style-name="Таблица2.A1" office:value-type="string">
            <text:p text:style-name="P13" loext:marker-style-name="T11"><text:span text:style-name="T12"/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9"><text:span text:style-name="T6"/></text:p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11"><text:span text:style-name="T12"/></text:p>
          </table:table-cell>
          <table:table-cell table:style-name="Таблица2.A1" office:value-type="string">
            <text:p text:style-name="P13" loext:marker-style-name="T11"><text:span text:style-name="T12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11"><text:span text:style-name="T12"/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9"><text:span text:style-name="T6"/></text:p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11"><text:span text:style-name="T12"/></text:p>
          </table:table-cell>
          <table:table-cell table:style-name="Таблица2.A1" office:value-type="string">
            <text:p text:style-name="P13" loext:marker-style-name="T9"><text:span text:style-name="T12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9"><text:span text:style-name="T6"/></text:p>
          </table:table-cell>
          <table:table-cell table:style-name="Таблица2.A1" office:value-type="string">
            <text:p text:style-name="P13" loext:marker-style-name="T11"><text:span text:style-name="T12"/></text:p>
          </table:table-cell>
        </table:table-row>
      </table:table>
      <text:p text:style-name="P15" loext:marker-style-name="T7"/>
      <text:p text:style-name="P11" loext:marker-style-name="T13"><text:span text:style-name="T6">3. Результаты значений фактической освещенности, замеренные в плоскости, в которой выполняются заданные зрительные работы (Е</text:span><text:span text:style-name="T14">г (горизонт) </text:span><text:span text:style-name="T6">либо Е</text:span><text:span text:style-name="T14">в (верт)</text:span><text:span text:style-name="T6">).</text:span></text:p>
      <text:p text:style-name="P11" loext:marker-style-name="T13"><text:span text:style-name="T6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2" loext:marker-style-name="T15"><text:span text:style-name="T6">Наименование нормируемой операции</text:span></text:p>
          </table:table-cell>
          <table:table-cell table:style-name="Таблица3.A1" office:value-type="string">
            <text:p text:style-name="P12" loext:marker-style-name="T15"><text:span text:style-name="T6">Е</text:span><text:span text:style-name="T14">г</text:span><text:span text:style-name="T6">, лк</text:span></text:p>
          </table:table-cell>
          <table:table-cell table:style-name="Таблица3.A1" office:value-type="string">
            <text:p text:style-name="P12" loext:marker-style-name="T15"><text:span text:style-name="T6">Е</text:span><text:span text:style-name="T14">в</text:span><text:span text:style-name="T6">, лк</text:span></text:p>
          </table:table-cell>
          <table:table-cell table:style-name="Таблица3.A1" office:value-type="string">
            <text:p text:style-name="P12" loext:marker-style-name="T15"><text:span text:style-name="T6">Е</text:span><text:span text:style-name="T14">н</text:span><text:span text:style-name="T6">, лк</text:span></text:p>
          </table:table-cell>
        </table:table-row>
        <table:table-row table:style-name="Таблица3.1">
          <table:table-cell table:style-name="Таблица3.A1" office:value-type="string">
            <text:p text:style-name="P13" loext:marker-style-name="T9"><text:span text:style-name="T6"/></text:p>
            <text:p text:style-name="P13" loext:marker-style-name="T9"><text:span text:style-name="T6"/></text:p>
          </table:table-cell>
          <table:table-cell table:style-name="Таблица3.A1" office:value-type="string">
            <text:p text:style-name="P12" loext:marker-style-name="T15"><text:span text:style-name="T6"/></text:p>
          </table:table-cell>
          <table:table-cell table:style-name="Таблица3.A1" office:value-type="string">
            <text:p text:style-name="P12" loext:marker-style-name="T15"><text:span text:style-name="T6"/></text:p>
          </table:table-cell>
          <table:table-cell table:style-name="Таблица3.A1" office:value-type="string">
            <text:p text:style-name="P14" loext:marker-style-name="T9"><text:span text:style-name="T6"/></text:p>
          </table:table-cell>
        </table:table-row>
        <table:table-row table:style-name="Таблица3.1">
          <table:table-cell table:style-name="Таблица3.A1" office:value-type="string">
            <text:p text:style-name="P13" loext:marker-style-name="T9"><text:span text:style-name="T6"/></text:p>
            <text:p text:style-name="P13" loext:marker-style-name="T9"><text:span text:style-name="T6"/></text:p>
          </table:table-cell>
          <table:table-cell table:style-name="Таблица3.A1" office:value-type="string">
            <text:p text:style-name="P12" loext:marker-style-name="T15"><text:span text:style-name="T6"/></text:p>
          </table:table-cell>
          <table:table-cell table:style-name="Таблица3.A1" office:value-type="string">
            <text:p text:style-name="P12" loext:marker-style-name="T15"><text:span text:style-name="T6"/></text:p>
          </table:table-cell>
          <table:table-cell table:style-name="Таблица3.A1" office:value-type="string">
            <text:p text:style-name="P13" loext:marker-style-name="T9"><text:span text:style-name="T6"/></text:p>
          </table:table-cell>
        </table:table-row>
        <table:table-row table:style-name="Таблица3.1">
          <table:table-cell table:style-name="Таблица3.A1" office:value-type="string">
            <text:p text:style-name="P13" loext:marker-style-name="T9"><text:span text:style-name="T6"/></text:p>
            <text:p text:style-name="P13" loext:marker-style-name="T9"><text:soft-page-break/><text:span text:style-name="T6"/></text:p>
          </table:table-cell>
          <table:table-cell table:style-name="Таблица3.A1" office:value-type="string">
            <text:p text:style-name="P12" loext:marker-style-name="T15"><text:span text:style-name="T6"/></text:p>
          </table:table-cell>
          <table:table-cell table:style-name="Таблица3.A1" office:value-type="string">
            <text:p text:style-name="P16" loext:marker-style-name="T15"><text:span text:style-name="T6"/></text:p>
          </table:table-cell>
          <table:table-cell table:style-name="Таблица3.A1" office:value-type="string">
            <text:p text:style-name="P13" loext:marker-style-name="T9"><text:span text:style-name="T6"/></text:p>
          </table:table-cell>
        </table:table-row>
      </table:table>
      <text:p text:style-name="P11" loext:marker-style-name="T1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0:05:02.246306609</meta:creation-date>
    <dc:date>2024-11-25T00:21:25.141931801</dc:date>
    <meta:editing-duration>PT5M22S</meta:editing-duration>
    <meta:editing-cycles>1</meta:editing-cycles>
    <meta:generator>LibreOffice/24.8.3.2$Linux_X86_64 LibreOffice_project/480$Build-2</meta:generator>
    <meta:document-statistic meta:table-count="3" meta:image-count="0" meta:object-count="0" meta:page-count="3" meta:paragraph-count="40" meta:word-count="145" meta:character-count="1101" meta:non-whitespace-character-count="996"/>
  </office:meta>
</office:document-meta>
</file>